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yThrow.throwAny( Throwabl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yThrow.AnyTh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yThrow.throwUnchecked( Throwabl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